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4.3098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2.8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Hindi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Droid Sans Fallback" style:font-name-complex="Lohit Hind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Droid Sans Fallback" style:font-name-complex="Lohit Hindi"/>
    </style:style>
    <style:style style:name="ce10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rotation-angle="27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rotation-angle="270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Lohit Hindi" style:font-weight-complex="bold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style:font-name-asian="Droid Sans Fallback" style:font-name-complex="Lohit Hindi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-asian="Droid Sans Fallback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table:number-columns-spanned="4" table:number-rows-spanned="1">
            <text:p>Tableau récapitulatif des fonctions accessibles par le protocole RIDDLE</text:p>
          </table:table-cell>
          <table:covered-table-cell table:number-columns-repeated="3" table:style-name="ce2"/>
          <table:table-cell table:number-columns-repeated="1020"/>
        </table:table-row>
        <table:table-row table:style-name="ro2">
          <table:table-cell table:style-name="ce2" office:value-type="string">
            <text:p>Valeur (Hex)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Length (=nbr d'octets)</text:p>
            <text:p><text:span text:style-name="T2">+ 1</text:span> itallique correspond a 0x00 </text:p>
          </table:table-cell>
          <table:table-cell table:style-name="ce2" office:value-type="string">
            <text:p>Dat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0x00</text:p>
          </table:table-cell>
          <table:table-cell table:style-name="ce3" office:value-type="string">
            <text:p>Demande de lancement d'une acquisition RF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10" office:value-type="string" table:number-columns-spanned="1" table:number-rows-spanned="2">
            <text:p>Action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0x01</text:p>
          </table:table-cell>
          <table:table-cell table:style-name="ce3" office:value-type="string">
            <text:p>Demande de positionnement de l'antenne sur un angle phi donné</text:p>
          </table:table-cell>
          <table:table-cell table:style-name="ce3" office:value-type="string">
            <text:p>Minimum : 1 +<text:span text:style-name="T2"> 1</text:span></text:p>
          </table:table-cell>
          <table:table-cell table:style-name="ce3" office:value-type="string">
            <text:p>Angle (string<text:span text:style-name="T3"> + /0</text:span>)</text:p>
          </table:table-cell>
          <table:covered-table-cell table:style-name="ce3"/>
          <table:table-cell table:number-columns-repeated="1019"/>
        </table:table-row>
        <table:table-row table:style-name="ro1">
          <table:table-cell table:style-name="ce3" office:value-type="string">
            <text:p>0x02</text:p>
          </table:table-cell>
          <table:table-cell table:style-name="ce3" office:value-type="string">
            <text:p>Demande de positionnement de l'antenne sur un angle theta donné</text:p>
          </table:table-cell>
          <table:table-cell table:style-name="ce3" office:value-type="string">
            <text:p>Minimum : 1 +<text:span text:style-name="T2"> 1</text:span></text:p>
          </table:table-cell>
          <table:table-cell table:style-name="ce3" office:value-type="string">
            <text:p>Angle (string<text:span text:style-name="T3"> + /0</text:span>)</text:p>
          </table:table-cell>
          <table:table-cell table:style-name="ce11" office:value-type="string" table:number-columns-spanned="1" table:number-rows-spanned="14">
            <text:p><text:span text:style-name="T4">Fonction d'écriture données</text:span>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0x03</text:p>
          </table:table-cell>
          <table:table-cell table:style-name="ce3" office:value-type="string">
            <text:p>Set Parametre: Theta max</text:p>
          </table:table-cell>
          <table:table-cell table:style-name="ce6" office:value-type="string">
            <text:p>Minimum : 3 +<text:span text:style-name="T2"> 1</text:span></text:p>
          </table:table-cell>
          <table:table-cell table:style-name="ce6" office:value-type="string">
            <text:p>Theta max (string<text:span text:style-name="T3"> + /0</text:span>)</text:p>
          </table:table-cell>
          <table:covered-table-cell table:style-name="ce3"/>
          <table:table-cell table:number-columns-repeated="1019"/>
        </table:table-row>
        <table:table-row table:style-name="ro1">
          <table:table-cell table:style-name="ce4" office:value-type="string">
            <text:p>0x04</text:p>
          </table:table-cell>
          <table:table-cell table:style-name="ce3" office:value-type="string">
            <text:p>Set Parametre: Theta min</text:p>
          </table:table-cell>
          <table:table-cell table:style-name="ce6" office:value-type="string">
            <text:p>Minimum : 3 +<text:span text:style-name="T2"> 1</text:span></text:p>
          </table:table-cell>
          <table:table-cell table:style-name="ce6" office:value-type="string">
            <text:p>Theta min (string<text:span text:style-name="T3"> + /0</text:span>)</text:p>
          </table:table-cell>
          <table:covered-table-cell table:style-name="ce3"/>
          <table:table-cell table:number-columns-repeated="1019"/>
        </table:table-row>
        <table:table-row table:style-name="ro2">
          <table:table-cell table:style-name="ce3" office:value-type="string">
            <text:p>0x05</text:p>
          </table:table-cell>
          <table:table-cell table:style-name="ce4" office:value-type="string">
            <text:p>Set Parametre: Theta (min &amp; max)</text:p>
          </table:table-cell>
          <table:table-cell table:style-name="ce8" office:value-type="string">
            <text:p>Minimum : 3 + 1 + 3 +<text:span text:style-name="T2"> 1</text:span></text:p>
          </table:table-cell>
          <table:table-cell table:style-name="ce7" office:value-type="string">
            <text:p>Theta min → Theta max</text:p>
            <text:p>(string /0 string<text:span text:style-name="T3"> + /0</text:span>)</text:p>
          </table:table-cell>
          <table:covered-table-cell table:style-name="ce3"/>
          <table:table-cell table:number-columns-repeated="1019"/>
        </table:table-row>
        <table:table-row table:style-name="ro1">
          <table:table-cell table:style-name="ce3" office:value-type="string">
            <text:p>0x06</text:p>
          </table:table-cell>
          <table:table-cell table:style-name="ce3" office:value-type="string">
            <text:p>Set Parametre: Phi max</text:p>
          </table:table-cell>
          <table:table-cell table:style-name="ce6" office:value-type="string">
            <text:p>Minimum : 3 +<text:span text:style-name="T2"> 1</text:span></text:p>
          </table:table-cell>
          <table:table-cell table:style-name="ce3" office:value-type="string">
            <text:p>Phi max (string<text:span text:style-name="T3"> + /0</text:span>)</text:p>
          </table:table-cell>
          <table:covered-table-cell table:style-name="ce3"/>
          <table:table-cell table:number-columns-repeated="1019"/>
        </table:table-row>
        <table:table-row table:style-name="ro1">
          <table:table-cell table:style-name="ce4" office:value-type="string">
            <text:p>0x07</text:p>
          </table:table-cell>
          <table:table-cell table:style-name="ce3" office:value-type="string">
            <text:p>Set Parametre: Phi min</text:p>
          </table:table-cell>
          <table:table-cell table:style-name="ce6" office:value-type="string">
            <text:p>Minimum : 3 +<text:span text:style-name="T2"> 1</text:span></text:p>
          </table:table-cell>
          <table:table-cell table:style-name="ce6" office:value-type="string">
            <text:p>Phi min (string<text:span text:style-name="T3"> + /0</text:span>)</text:p>
          </table:table-cell>
          <table:covered-table-cell table:style-name="ce3"/>
          <table:table-cell table:number-columns-repeated="1019"/>
        </table:table-row>
        <table:table-row table:style-name="ro2">
          <table:table-cell table:style-name="ce3" office:value-type="string">
            <text:p>0x08</text:p>
          </table:table-cell>
          <table:table-cell table:style-name="ce4" office:value-type="string">
            <text:p>Set Parametre: Phi (min &amp; max)</text:p>
          </table:table-cell>
          <table:table-cell table:style-name="ce8" office:value-type="string">
            <text:p>Minimum : 3 + 1 + 3 +<text:span text:style-name="T2"> 1</text:span></text:p>
          </table:table-cell>
          <table:table-cell table:style-name="ce7" office:value-type="string">
            <text:p>Phi min → Phi max</text:p>
            <text:p><text:span text:style-name="T3">(string + /0 + string + /0)</text:span></text:p>
          </table:table-cell>
          <table:covered-table-cell table:style-name="ce3"/>
          <table:table-cell table:number-columns-repeated="1019"/>
        </table:table-row>
        <table:table-row table:style-name="ro1">
          <table:table-cell table:style-name="ce3" office:value-type="string">
            <text:p>0x09</text:p>
          </table:table-cell>
          <table:table-cell table:style-name="ce6" office:value-type="string">
            <text:p><text:span text:style-name="T1">Set Parametre: Temps d'acquisition</text:span></text:p>
          </table:table-cell>
          <table:table-cell table:style-name="ce6" office:value-type="string">
            <text:p>Minimum : 3 +<text:span text:style-name="T2"> 1</text:span></text:p>
          </table:table-cell>
          <table:table-cell table:style-name="ce6" office:value-type="string">
            <text:p><text:span text:style-name="T1">Temps d'acquisition (sec) (string</text:span><text:span text:style-name="T3"> + /0</text:span><text:span text:style-name="T1">)</text:span></text:p>
          </table:table-cell>
          <table:covered-table-cell table:style-name="ce3"/>
          <table:table-cell table:number-columns-repeated="1019"/>
        </table:table-row>
        <table:table-row table:style-name="ro1">
          <table:table-cell table:style-name="ce4" office:value-type="string">
            <text:p>0x0A</text:p>
          </table:table-cell>
          <table:table-cell table:style-name="ce6" office:value-type="string">
            <text:p><text:span text:style-name="T1">Set Parametre: <text:s/>Nombre points pour acquisition</text:span></text:p>
          </table:table-cell>
          <table:table-cell table:style-name="ce6" office:value-type="string">
            <text:p>Minimum : 1 +<text:span text:style-name="T2"> 1</text:span></text:p>
          </table:table-cell>
          <table:table-cell table:style-name="ce6" office:value-type="string">
            <text:p><text:span text:style-name="T1">Nombre points pour acquisition <text:s/>(string</text:span><text:span text:style-name="T3"> + /0</text:span><text:span text:style-name="T1">)</text:span></text:p>
          </table:table-cell>
          <table:covered-table-cell table:style-name="ce3"/>
          <table:table-cell table:number-columns-repeated="1019"/>
        </table:table-row>
        <table:table-row table:style-name="ro3">
          <table:table-cell table:style-name="ce3" office:value-type="string">
            <text:p>0x0B</text:p>
          </table:table-cell>
          <table:table-cell table:style-name="ce7" office:value-type="string">
            <text:p>Set Tous les params </text:p>
            <text:p>Theta min → Theta max → </text:p>
            <text:p>Phi min → Phi max →</text:p>
            <text:p><text:s/>Tmp acqui → Nb points</text:p>
          </table:table-cell>
          <table:table-cell table:style-name="ce8" office:value-type="string">
            <text:p>Minimum : </text:p>
            <text:p><text:s text:c="3"/>3 + 1 + 3 + 1 +</text:p>
            <text:p><text:s text:c="3"/>3 + 1 + 3 + 1 +</text:p>
            <text:p>3 + 1 + 1 + <text:span text:style-name="T2">1</text:span></text:p>
            <text:p/>
          </table:table-cell>
          <table:table-cell table:style-name="ce9" office:value-type="string">
            <text:p><text:span text:style-name="T1">Theta min → Theta max → </text:span></text:p>
            <text:p><text:span text:style-name="T1">Phi min → Phi max →</text:span></text:p>
            <text:p><text:span text:style-name="T1"><text:s/></text:span><text:span text:style-name="T1">Tmp acqui → Nb points</text:span></text:p>
          </table:table-cell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C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D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E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F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5">
          <table:table-cell table:style-name="ce4" office:value-type="string">
            <text:p>0x10</text:p>
          </table:table-cell>
          <table:table-cell table:style-name="ce4" office:value-type="string">
            <text:p>Get current param or instensity map</text:p>
            <text:p>(dépend de data)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dentifieur:</text:p>
            <text:p/>
            <text:p>0x00 = Intensity map Phi</text:p>
            <text:p>0x01 = Intensity map Theta</text:p>
            <text:p><text:span text:style-name="T3">0x02 = Theta max</text:span></text:p>
            <text:p><text:span text:style-name="T3">0x03 = Theta min</text:span></text:p>
            <text:p><text:span text:style-name="T3">0x04 = Phi max</text:span></text:p>
            <text:p><text:span text:style-name="T3">0x05 = Phi min</text:span></text:p>
            <text:p><text:span text:style-name="T3">0x06 = Acquisition time</text:span></text:p>
            <text:p><text:span text:style-name="T3">0x07 = Nbr pts</text:span></text:p>
            <text:p><text:span text:style-name="T3">0x08 = Angle phi actuel de l'antenne</text:span></text:p>
            <text:p><text:span text:style-name="T3">0x09 = Angle theta actuel de l'antenne</text:span></text:p>
            <text:p/>
          </table:table-cell>
          <table:table-cell table:style-name="ce12" office:value-type="string" table:number-columns-spanned="1" table:number-rows-spanned="16">
            <text:p><text:span text:style-name="T5">Fonction de lecture des données</text:span>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0x11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2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3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4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5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6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7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8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9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A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B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C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D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E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F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2">
          <table:table-cell table:style-name="ce4" office:value-type="string">
            <text:p>0x20</text:p>
          </table:table-cell>
          <table:table-cell table:style-name="ce4" office:value-type="string">
            <text:p>Réponse lancement acquisisiton : Fin acquisiti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x00 = Fin sans erreur (données rdy)</text:p>
            <text:p>0x01 = Fin avec erreur (données not rdy)</text:p>
          </table:table-cell>
          <table:table-cell table:style-name="ce11" office:value-type="string" table:number-columns-spanned="1" table:number-rows-spanned="16">
            <text:p>Réponses aux Get + Action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x21</text:p>
          </table:table-cell>
          <table:table-cell table:style-name="ce4" office:value-type="string">
            <text:p>Réponse demande de positionnement antenn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x00 = Fin sans erreur (angle = OK)</text:p>
            <text:p>0x01 = Fin avec erreur (angle = FAIL)</text:p>
          </table:table-cell>
          <table:covered-table-cell table:style-name="Default"/>
          <table:table-cell table:number-columns-repeated="1019"/>
        </table:table-row>
        <table:table-row table:style-name="ro2">
          <table:table-cell table:style-name="ce3" office:value-type="string">
            <text:p>0x22</text:p>
          </table:table-cell>
          <table:table-cell table:style-name="ce4" office:value-type="string">
            <text:p>Réponse param: Intensity map Phi</text:p>
          </table:table-cell>
          <table:table-cell table:style-name="ce4" office:value-type="string">
            <text:p>Minimum : 3 +<text:span text:style-name="T2"> 1 </text:span>(double ?)</text:p>
          </table:table-cell>
          <table:table-cell table:style-name="ce4" office:value-type="string">
            <text:p>Tableau mesuré par l'antenne </text:p>
            <text:p>Lors d'un acquisition</text:p>
          </table:table-cell>
          <table:covered-table-cell/>
          <table:table-cell table:number-columns-repeated="1019"/>
        </table:table-row>
        <table:table-row table:style-name="ro2">
          <table:table-cell table:style-name="ce3" office:value-type="string">
            <text:p>0x23</text:p>
          </table:table-cell>
          <table:table-cell table:style-name="ce4" office:value-type="string">
            <text:p>Réponse param: Intensity map Theta</text:p>
          </table:table-cell>
          <table:table-cell table:style-name="ce4" office:value-type="string">
            <text:p>Minimum : 3 +<text:span text:style-name="T2"> 1 </text:span>(double ?)</text:p>
          </table:table-cell>
          <table:table-cell table:style-name="ce4" office:value-type="string">
            <text:p>Tableau mesuré par l'antenne </text:p>
            <text:p>Lors d'un acquisition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string">
            <text:p>0x24</text:p>
          </table:table-cell>
          <table:table-cell table:style-name="ce4" office:value-type="string">
            <text:p>Réponse param: Theta max</text:p>
          </table:table-cell>
          <table:table-cell table:style-name="ce8" office:value-type="string">
            <text:p>Minimum : 3 +<text:span text:style-name="T2"> 1</text:span></text:p>
          </table:table-cell>
          <table:table-cell table:style-name="ce4" office:value-type="string">
            <text:p>Paramètre Theta max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string">
            <text:p>0x25</text:p>
          </table:table-cell>
          <table:table-cell table:style-name="ce4" office:value-type="string">
            <text:p>Réponse param: Theta min</text:p>
          </table:table-cell>
          <table:table-cell table:style-name="ce8" office:value-type="string">
            <text:p>Minimum : 3 +<text:span text:style-name="T2"> 1</text:span></text:p>
          </table:table-cell>
          <table:table-cell table:style-name="ce4" office:value-type="string">
            <text:p>Paramètre Theta min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string">
            <text:p>0x26</text:p>
          </table:table-cell>
          <table:table-cell table:style-name="ce4" office:value-type="string">
            <text:p>Réponse param: Phi max</text:p>
          </table:table-cell>
          <table:table-cell table:style-name="ce8" office:value-type="string">
            <text:p>Minimum : 3 +<text:span text:style-name="T2"> 1</text:span></text:p>
          </table:table-cell>
          <table:table-cell table:style-name="ce4" office:value-type="string">
            <text:p>Paramètre Phi max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string">
            <text:p>0x27</text:p>
          </table:table-cell>
          <table:table-cell table:style-name="ce4" office:value-type="string">
            <text:p>Réponse param: Phi min</text:p>
          </table:table-cell>
          <table:table-cell table:style-name="ce8" office:value-type="string">
            <text:p>Minimum : 3 +<text:span text:style-name="T2"> 1</text:span></text:p>
          </table:table-cell>
          <table:table-cell table:style-name="ce4" office:value-type="string">
            <text:p>Paramètre Phi min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string">
            <text:p>0x28</text:p>
          </table:table-cell>
          <table:table-cell table:style-name="ce4" office:value-type="string">
            <text:p>Réponse param: Temps acqui</text:p>
          </table:table-cell>
          <table:table-cell table:style-name="ce8" office:value-type="string">
            <text:p>Minimum : 3 +<text:span text:style-name="T2"> 1</text:span></text:p>
          </table:table-cell>
          <table:table-cell table:style-name="ce4" office:value-type="string">
            <text:p>Paramètre Temps d'acquisition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string">
            <text:p>0x29</text:p>
          </table:table-cell>
          <table:table-cell table:style-name="ce4" office:value-type="string">
            <text:p>Réponse param: Nbr pts</text:p>
          </table:table-cell>
          <table:table-cell table:style-name="ce8" office:value-type="string">
            <text:p>Minimum : 1 +<text:span text:style-name="T2"> 1</text:span></text:p>
          </table:table-cell>
          <table:table-cell table:style-name="ce4" office:value-type="string">
            <text:p>Paramètre Nbr pts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string">
            <text:p>0x2A</text:p>
          </table:table-cell>
          <table:table-cell table:style-name="ce4" office:value-type="string">
            <text:p>Réponse param: Angle phi actuel</text:p>
          </table:table-cell>
          <table:table-cell table:style-name="ce8" office:value-type="string">
            <text:p>Minimum : 1 +<text:span text:style-name="T2"> 1</text:span></text:p>
          </table:table-cell>
          <table:table-cell table:style-name="ce4" office:value-type="string">
            <text:p>Paramètre Angle phi antenne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string">
            <text:p>0x2B</text:p>
          </table:table-cell>
          <table:table-cell table:style-name="ce4" office:value-type="string">
            <text:p>Réponse param: Angle theta actuel</text:p>
          </table:table-cell>
          <table:table-cell table:style-name="ce8" office:value-type="string">
            <text:p>Minimum : 1 +<text:span text:style-name="T2"> 1</text:span></text:p>
          </table:table-cell>
          <table:table-cell table:style-name="ce4" office:value-type="string">
            <text:p>Paramètre Angle theta antenne</text:p>
          </table:table-cell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C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D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E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F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30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1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2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3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4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5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6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7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8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9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number-columns-repeated="4" office:value-type="string">
            <text:p>…</text:p>
          </table:table-cell>
          <table:table-cell table:number-columns-repeated="1020"/>
        </table:table-row>
        <table:table-row table:style-name="ro4">
          <table:table-cell table:number-columns-repeated="4" office:value-type="string">
            <text:p>…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0xF0</text:p>
          </table:table-cell>
          <table:table-cell table:style-name="ce3" office:value-type="string">
            <text:p>Erreur reception (calcul CRC fail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11" office:value-type="string" table:number-columns-spanned="1" table:number-rows-spanned="16">
            <text:p>Messages d'erreur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0xF1</text:p>
          </table:table-cell>
          <table:table-cell table:style-name="ce3" office:value-type="string">
            <text:p>Erreur précédent msg inconnu (Code fonction non connu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covered-table-cell table:style-name="Default"/>
          <table:table-cell table:number-columns-repeated="1019"/>
        </table:table-row>
        <table:table-row table:style-name="ro1">
          <table:table-cell table:style-name="ce3" office:value-type="string">
            <text:p>0xF2</text:p>
          </table:table-cell>
          <table:table-cell table:style-name="ce3" office:value-type="string">
            <text:p>Erreur interne carte RF (?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3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4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5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6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7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8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9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A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B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C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D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E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F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Valiente</meta:initial-creator>
    <meta:creation-date>2015-06-16T11:16:25</meta:creation-date>
    <dc:date>2015-06-16T15:41:11</dc:date>
    <dc:creator>Arthur Valiente</dc:creator>
    <meta:editing-duration>PT20M14S</meta:editing-duration>
    <meta:editing-cycles>2</meta:editing-cycles>
    <meta:generator>LibreOffice/3.5$Linux_X86_64 LibreOffice_project/350m1$Build-2</meta:generator>
    <meta:document-statistic meta:table-count="3" meta:cell-count="176" meta:object-count="0"/>
  </office:meta>
</office:document-meta>
</file>